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Спросить как выглядит во внутреннем представлении YARD пример конкретной грамматики (просто надо разобраться). Ну например: E -&gt; E+E ; E -&gt; (E) ; E -&gt; a</text:p>
        </text:list-item>
        <text:list-item>
          <text:p text:style-name="P1"><text:s/>А надо ли нам ещё одно внутреннее представление? Помоему, конечный автомат можно строить прям по YARD-овскому представлению.</text:p>
        </text:list-item>
        <text:list-item>
          <text:p text:style-name="P1">Error: Value restriction. Type inference has inferred the signature <text:s/>val getL : (int -&gt; t&lt;'_a,'_b&gt;) Either define 'getL' as a syntactic function, or add a type constraint to instantiate the type parameters. <text:s/>- что это такое?</text:p>
          <text:p text:style-name="P1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2$Win32 OpenOffice.org_project/680m5$Build-9011
  </meta:generator>
    <meta:creation-date>2009-01-24T13:15:46</meta:creation-date>
    <dc:creator>Semen</dc:creator>
    <dc:date>2009-02-01T12:36:12</dc:date>
    <meta:editing-cycles>3</meta:editing-cycles>
    <meta:editing-duration>PT5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75" meta:character-count="502"/>
  </office:meta>
</office:document-meta>
</file>